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adornments="Regular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3.352in"/>
    </style:style>
    <style:style style:name="co5" style:family="table-column">
      <style:table-column-properties fo:break-before="auto" style:column-width="2.25in"/>
    </style:style>
    <style:style style:name="co6" style:family="table-column">
      <style:table-column-properties fo:break-before="auto" style:column-width="2.0508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88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99cc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Calibri1" style:font-name-asian="Calibri1" style:font-name-complex="Calibri1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0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to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1" office:value-type="string">
            <text:p>Pag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eps to Test</text:p>
          </table:table-cell>
          <table:table-cell table:style-name="ce1" office:value-type="string">
            <text:p>Observed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Tester</text:p>
          </table:table-cell>
          <table:table-cell table:style-name="ce1" office:value-type="string">
            <text:p>Status</text:p>
          </table:table-cell>
          <table:table-cell table:style-name="ce8"/>
          <table:table-cell table:style-name="ce12" table:number-columns-repeated="1014"/>
          <table:table-cell/>
        </table:table-row>
        <table:table-row table:style-name="ro1">
          <table:table-cell table:style-name="ce2" office:value-type="string">
            <text:p>Login</text:p>
          </table:table-cell>
          <table:table-cell table:style-name="ce2" office:value-type="string">
            <text:p>Admin Login</text:p>
          </table:table-cell>
          <table:table-cell table:style-name="ce2" office:value-type="string">
            <text:p>Login with the correct user name</text:p>
          </table:table-cell>
          <table:table-cell table:style-name="ce5" office:value-type="string">
            <text:p>Enter correct credentials<text:span text:style-name="T1">→Click </text:span><text:span text:style-name="T1">Login</text:span></text:p>
          </table:table-cell>
          <table:table-cell table:number-columns-repeated="2" table:style-name="ce2" office:value-type="string">
            <text:p>Takes user to the Systems page</text:p>
          </table:table-cell>
          <table:table-cell table:style-name="ce2" office:value-type="string">
            <text:p>DW</text:p>
          </table:table-cell>
          <table:table-cell table:style-name="ce2"/>
          <table:table-cell table:style-name="ce9"/>
          <table:table-cell table:number-columns-repeated="1015"/>
        </table:table-row>
        <table:table-row table:style-name="ro2">
          <table:table-cell table:style-name="ce2" office:value-type="string">
            <text:p>Login</text:p>
          </table:table-cell>
          <table:table-cell table:style-name="ce2" office:value-type="string">
            <text:p>Admin Login</text:p>
          </table:table-cell>
          <table:table-cell table:style-name="ce2" office:value-type="string">
            <text:p>Login with the incorrect user name</text:p>
          </table:table-cell>
          <table:table-cell table:style-name="ce5" office:value-type="string">
            <text:p>Enter incorrect credentials<text:span text:style-name="T1">→Click Login</text:span></text:p>
          </table:table-cell>
          <table:table-cell table:style-name="ce2" office:value-type="string">
            <text:p>Stays at login page</text:p>
          </table:table-cell>
          <table:table-cell table:style-name="ce2" office:value-type="string">
            <text:p>Informs the user of Invalid Credentials</text:p>
          </table:table-cell>
          <table:table-cell table:style-name="ce2" office:value-type="string">
            <text:p>DW</text:p>
          </table:table-cell>
          <table:table-cell table:style-name="ce2" office:value-type="string">
            <text:p>Deficient 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2" office:value-type="string">
            <text:p>Login</text:p>
          </table:table-cell>
          <table:table-cell table:style-name="ce2" office:value-type="string">
            <text:p>Admin Login</text:p>
          </table:table-cell>
          <table:table-cell table:style-name="ce2" office:value-type="string">
            <text:p>Navigate to New Page Without Login</text:p>
          </table:table-cell>
          <table:table-cell table:style-name="ce6" office:value-type="string">
            <text:p>Click Menu→Click Users</text:p>
          </table:table-cell>
          <table:table-cell table:number-columns-repeated="2" office:value-type="string">
            <text:p>Return page: “You must provide a password!” and Java error code</text:p>
          </table:table-cell>
          <table:table-cell table:style-name="ce2" office:value-type="string">
            <text:p>DW</text:p>
          </table:table-cell>
          <table:table-cell table:style-name="ce2"/>
          <table:table-cell table:style-name="ce9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all relevant fields filled correctly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with </text:span><text:span text:style-name="T1">correct info→Click Test </text:span><text:span text:style-name="T1">Connection</text:span></text:p>
          </table:table-cell>
          <table:table-cell table:number-columns-repeated="2" office:value-type="string">
            <text:p>Message:Connected!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no Usernam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leave the username </text:span><text:span text:style-name="T1">blank</text:span><text:span text:style-name="T1">→Click Test Connection</text:span></text:p>
          </table:table-cell>
          <table:table-cell table:number-columns-repeated="2" office:value-type="string">
            <text:p>Return page: “Null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incorrect Usernam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make the username </text:span><text:span text:style-name="T1">incorrect→Click Test </text:span><text:span text:style-name="T1">Connection</text:span></text:p>
          </table:table-cell>
          <table:table-cell office:value-type="string">
            <text:p>Return page: “Access denied for user ' username'@'localhost' (using password: YES)” and Java error code</text:p>
          </table:table-cell>
          <table:table-cell office:value-type="string">
            <text:p>Return page: “Access denied for user ' username'@'localhost' (using password: YES)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no password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leave the password </text:span><text:span text:style-name="T1">blank→Click Test Connection</text:span></text:p>
          </table:table-cell>
          <table:table-cell table:number-columns-repeated="2" office:value-type="string">
            <text:p>Return page: “You must provide a password!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incorrect password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make the password </text:span><text:span text:style-name="T1">incorrect→Click Test </text:span><text:span text:style-name="T1">Connection</text:span></text:p>
          </table:table-cell>
          <table:table-cell office:value-type="string">
            <text:p>Return page: “Access denied for user 'root'@'localhost' (using password: YES)” and Java error code</text:p>
          </table:table-cell>
          <table:table-cell office:value-type="string">
            <text:p>Return page: “Access denied for user 'root'@'localhost' (using password: YES)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no Usernam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leave the server </text:span><text:span text:style-name="T1">blank→Click Test Connection</text:span></text:p>
          </table:table-cell>
          <table:table-cell table:number-columns-repeated="2" office:value-type="string">
            <text:p>Return page: “Communications link failure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incorrect password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make the server </text:span><text:span text:style-name="T1">incorrect→Click Test </text:span><text:span text:style-name="T1">Connection</text:span></text:p>
          </table:table-cell>
          <table:table-cell table:number-columns-repeated="2" office:value-type="string">
            <text:p>Return page:Communications link failure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no Databas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leave the server </text:span><text:span text:style-name="T1">blank→Click Test Connection</text:span></text:p>
          </table:table-cell>
          <table:table-cell table:number-columns-repeated="2" office:value-type="string">
            <text:p>Message:Connected!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st Connection</text:p>
          </table:table-cell>
          <table:table-cell office:value-type="string">
            <text:p>Test connection with incorrect Databas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make the server </text:span><text:span text:style-name="T1">incorrect→Click Test </text:span><text:span text:style-name="T1">Connection</text:span></text:p>
          </table:table-cell>
          <table:table-cell table:number-columns-repeated="2" office:value-type="string">
            <text:p>Message:Connected!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Drop Database</text:p>
          </table:table-cell>
          <table:table-cell office:value-type="string">
            <text:p>Drop Database with existing databas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s </text:span><text:span text:style-name="T1">and enter existing </text:span><text:span text:style-name="T1">database→Click Drop Database</text:span></text:p>
          </table:table-cell>
          <table:table-cell table:number-columns-repeated="2" office:value-type="string">
            <text:p>Message:Dropped database!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Drop Database</text:p>
          </table:table-cell>
          <table:table-cell office:value-type="string">
            <text:p>Drop Database with non-existing databas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s </text:span><text:span text:style-name="T1">and enter existing </text:span><text:span text:style-name="T1">database→Click Drop Database</text:span></text:p>
          </table:table-cell>
          <table:table-cell table:number-columns-repeated="2" office:value-type="string">
            <text:p>Return page: “Can't drop database 'invalid'; database doesn't exist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Create Database</text:p>
          </table:table-cell>
          <table:table-cell office:value-type="string">
            <text:p>Create database with no nam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s </text:span><text:span text:style-name="T1">and leave database blank→Click </text:span><text:span text:style-name="T1">Create Database</text:span></text:p>
          </table:table-cell>
          <table:table-cell table:number-columns-repeated="2" office:value-type="string">
            <text:p>Return page: “Null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Create Database</text:p>
          </table:table-cell>
          <table:table-cell office:value-type="string">
            <text:p>Create new database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s </text:span><text:span text:style-name="T1">and enter new database→Click </text:span><text:span text:style-name="T1">Create Database</text:span></text:p>
          </table:table-cell>
          <table:table-cell table:number-columns-repeated="2" office:value-type="string">
            <text:p>Message:Created database!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Create Database</text:p>
          </table:table-cell>
          <table:table-cell office:value-type="string">
            <text:p>Create or Drop database with incorrect password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make the password </text:span><text:span text:style-name="T1">incorrect→Click Create/Drop </text:span><text:span text:style-name="T1">database</text:span></text:p>
          </table:table-cell>
          <table:table-cell office:value-type="string">
            <text:p>Return page: “Access denied for user 'root'@'localhost' (using password: YES)” and Java error code</text:p>
          </table:table-cell>
          <table:table-cell office:value-type="string">
            <text:p>Return page: “Access denied for user 'root'@'localhost' (using password: YES)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Create Database</text:p>
          </table:table-cell>
          <table:table-cell office:value-type="string">
            <text:p>Create or Drop database with no password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and leave the password </text:span><text:span text:style-name="T1">blank→Click Create/Drop </text:span><text:span text:style-name="T1">database</text:span></text:p>
          </table:table-cell>
          <table:table-cell table:number-columns-repeated="2" office:value-type="string">
            <text:p>Return page: “You must provide a password!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Create Database</text:p>
          </table:table-cell>
          <table:table-cell office:value-type="string">
            <text:p>Create a database that already exist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field </text:span><text:span text:style-name="T1">with existing database→Click </text:span><text:span text:style-name="T1">Create database</text:span></text:p>
          </table:table-cell>
          <table:table-cell office:value-type="string">
            <text:p>Return page: “Can't create database 'incbootstrap'; database exists” and Java error code</text:p>
          </table:table-cell>
          <table:table-cell office:value-type="string">
            <text:p>Return page: “Can't create database 'incbootstrap'; database exists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Create Administrator</text:p>
          </table:table-cell>
          <table:table-cell office:value-type="string">
            <text:p>Create a new administrator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 Fill in </text:span><text:span text:style-name="T1">password field below </text:span><text:span text:style-name="T1">administrator→Click Create </text:span><text:span text:style-name="T1">Administrator</text:span></text:p>
          </table:table-cell>
          <table:table-cell table:number-columns-repeated="2" office:value-type="string">
            <text:p>Message: Created 'administrator'!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Create Administrator</text:p>
          </table:table-cell>
          <table:table-cell office:value-type="string">
            <text:p>Create a new administrator with no password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atabase Setup→Leave </text:span><text:span text:style-name="T1">password blank→Click Create </text:span><text:span text:style-name="T1">Administrator</text:span></text:p>
          </table:table-cell>
          <table:table-cell table:number-columns-repeated="2" office:value-type="string">
            <text:p>Return page: “Null” and Java error cod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Change Password</text:p>
          </table:table-cell>
          <table:table-cell office:value-type="string">
            <text:p>Change User/Admin Password</text:p>
          </table:table-cell>
          <table:table-cell office:value-type="string">
            <text:p>Correctly change password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Change Password→ Fill in </text:span><text:span text:style-name="T1">password fields →Click Save</text:span></text:p>
          </table:table-cell>
          <table:table-cell table:number-columns-repeated="2" table:style-name="ce7" office:value-type="string">
            <text:p>Message: Password changed! 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Change Password</text:p>
          </table:table-cell>
          <table:table-cell office:value-type="string">
            <text:p>Change User/Admin Password</text:p>
          </table:table-cell>
          <table:table-cell office:value-type="string">
            <text:p>Change password length to shorter than 6 Characters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Change Password→ Fill in </text:span><text:span text:style-name="T1">password fields →Click Save</text:span></text:p>
          </table:table-cell>
          <table:table-cell table:number-columns-repeated="2" table:style-name="ce7" office:value-type="string">
            <text:p>Return page: “The password must be at least 6 characters in length!” and Java error code 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Change Password</text:p>
          </table:table-cell>
          <table:table-cell office:value-type="string">
            <text:p>Change User/Admin Password</text:p>
          </table:table-cell>
          <table:table-cell office:value-type="string">
            <text:p>Change password to only two of the password categories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Change Password→ Fill in </text:span><text:span text:style-name="T1">password fields →Click Save</text:span></text:p>
          </table:table-cell>
          <table:table-cell table:style-name="ce7" office:value-type="string">
            <text:p>Return Page: The password must contain 3 of the following catagories: upper case, lower case, numbers, and symbols! </text:p>
          </table:table-cell>
          <table:table-cell table:style-name="ce7" office:value-type="string">
            <text:p>The password must contain 3 of the following <text:span text:style-name="T2">categories:</text:span> upper case, lower case, numbers, and symbols! 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Change Password</text:p>
          </table:table-cell>
          <table:table-cell office:value-type="string">
            <text:p>Change User/Admin Password</text:p>
          </table:table-cell>
          <table:table-cell office:value-type="string">
            <text:p>Leave Password field empty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Change Password→ Fill in </text:span><text:span text:style-name="T1">password fields →Click Save</text:span></text:p>
          </table:table-cell>
          <table:table-cell table:style-name="ce7" office:value-type="string">
            <text:p>Return Page: You must provide a password! </text:p>
          </table:table-cell>
          <table:table-cell table:style-name="ce7" office:value-type="string">
            <text:p>You must provide a password! 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2">
          <table:table-cell office:value-type="string">
            <text:p>Users</text:p>
          </table:table-cell>
          <table:table-cell office:value-type="string">
            <text:p>add new user</text:p>
          </table:table-cell>
          <table:table-cell office:value-type="string">
            <text:p>Create a new user</text:p>
          </table:table-cell>
          <table:table-cell office:value-type="string">
            <text:p>Enter correct credentials<text:span text:style-name="T1">→Click </text:span><text:span text:style-name="T1">Login→ Click Menu→Users→ </text:span><text:span text:style-name="T1">Click Add →</text:span></text:p>
          </table:table-cell>
          <table:table-cell table:number-columns-repeated="2" office:value-type="string">
            <text:p>User Created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Users</text:p>
          </table:table-cell>
          <table:table-cell office:value-type="string">
            <text:p>Admin Delegation</text:p>
          </table:table-cell>
          <table:table-cell office:value-type="string">
            <text:p>As admin, create another admin. Login as New Admin and create user. Try to Login as New User</text:p>
          </table:table-cell>
          <table:table-cell table:number-columns-repeated="3"/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Users</text:p>
          </table:table-cell>
          <table:table-cell office:value-type="string">
            <text:p>Admin Delegation</text:p>
          </table:table-cell>
          <table:table-cell office:value-type="string">
            <text:p>As admin, create another admin. Login as New Admin and reset password for a user. Try to Login as Reset User</text:p>
          </table:table-cell>
          <table:table-cell table:number-columns-repeated="3"/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 User</text:p>
          </table:table-cell>
          <table:table-cell office:value-type="string">
            <text:p>Delete a selected User</text:p>
          </table:table-cell>
          <table:table-cell office:value-type="string">
            <text:p>Enter correct credentials<text:span text:style-name="T1">→Click </text:span><text:span text:style-name="T1">Login→ Click Menu→Users→ </text:span><text:span text:style-name="T1">Click Delete</text:span></text:p>
          </table:table-cell>
          <table:table-cell table:number-columns-repeated="2" office:value-type="string">
            <text:p>User is removed</text:p>
          </table:table-cell>
          <table:table-cell office:value-type="string">
            <text:p>DW</text:p>
          </table:table-cell>
          <table:table-cell/>
          <table:table-cell table:style-name="ce3" table:number-columns-repeated="1016"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 User</text:p>
          </table:table-cell>
          <table:table-cell office:value-type="string">
            <text:p>Delete a selected User that does not have a SQL name</text:p>
          </table:table-cell>
          <table:table-cell office:value-type="string">
            <text:p>Enter correct credentials<text:span text:style-name="T1">→Click </text:span><text:span text:style-name="T1">Login→ Click Menu→Users→ </text:span><text:span text:style-name="T1">Click Delete</text:span></text:p>
          </table:table-cell>
          <table:table-cell office:value-type="string">
            <text:p>User is not removed</text:p>
          </table:table-cell>
          <table:table-cell office:value-type="string">
            <text:p>User is removed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4">
          <table:table-cell office:value-type="string">
            <text:p>Group List</text:p>
          </table:table-cell>
          <table:table-cell office:value-type="string">
            <text:p>Add new group</text:p>
          </table:table-cell>
          <table:table-cell office:value-type="string">
            <text:p>Add a new group to the database</text:p>
          </table:table-cell>
          <table:table-cell office:value-type="string">
            <text:p>Enter correct credentials<text:span text:style-name="T1">→Click </text:span><text:span text:style-name="T1">Login→ Click Menu→Groups→ </text:span><text:span text:style-name="T1">Click Add → Mark 'Is Allowed', </text:span><text:span text:style-name="T1">Display Name, Mark </text:span><text:span text:style-name="T1">Appropriate members</text:span></text:p>
          </table:table-cell>
          <table:table-cell office:value-type="string">
            <text:p>Return Page: “This need updated so that if a user is added to administrators group, we update the databases user to allow grants!”</text:p>
          </table:table-cell>
          <table:table-cell office:value-type="string">
            <text:p>New Group created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User Edit</text:p>
          </table:table-cell>
          <table:table-cell office:value-type="string">
            <text:p>Create User</text:p>
          </table:table-cell>
          <table:table-cell office:value-type="string">
            <text:p>Create a user without display name/SQL User</text:p>
          </table:table-cell>
          <table:table-cell office:value-type="string">
            <text:p>Enter correct credentials<text:span text:style-name="T1">→Click </text:span><text:span text:style-name="T1">Login→ Click Menu→Users→ </text:span><text:span text:style-name="T1">Click Add → fill in fields without </text:span><text:span text:style-name="T1">the display name or SQL User</text:span><text:span text:style-name="T1">→ </text:span><text:span text:style-name="T1">Click Save</text:span></text:p>
          </table:table-cell>
          <table:table-cell office:value-type="string">
            <text:p>User is Created</text:p>
          </table:table-cell>
          <table:table-cell office:value-type="string">
            <text:p>Please enter a Display Name/SQL User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Group List</text:p>
          </table:table-cell>
          <table:table-cell office:value-type="string">
            <text:p>Search Group</text:p>
          </table:table-cell>
          <table:table-cell office:value-type="string">
            <text:p>Search for groups</text:p>
          </table:table-cell>
          <table:table-cell office:value-type="string">
            <text:p>Enter correct credentials<text:span text:style-name="T1">→Click </text:span><text:span text:style-name="T1">Login→ Click Menu→Groups→ </text:span><text:span text:style-name="T1">Type in Search Field → Click </text:span><text:span text:style-name="T1">Search</text:span></text:p>
          </table:table-cell>
          <table:table-cell table:number-columns-repeated="2" office:value-type="string">
            <text:p>List is correctly Sorted based on query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Securables</text:p>
          </table:table-cell>
          <table:table-cell office:value-type="string">
            <text:p>Search Securables</text:p>
          </table:table-cell>
          <table:table-cell office:value-type="string">
            <text:p>Search for Securables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Securables→ Type in </text:span><text:span text:style-name="T1">Search Field → Click Search</text:span></text:p>
          </table:table-cell>
          <table:table-cell table:number-columns-repeated="2" office:value-type="string">
            <text:p>List is correctly Sorted based on query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2">
          <table:table-cell office:value-type="string">
            <text:p>Securables</text:p>
          </table:table-cell>
          <table:table-cell office:value-type="string">
            <text:p>Add Securable</text:p>
          </table:table-cell>
          <table:table-cell office:value-type="string">
            <text:p>Add new securable to list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Securables→ Click Add </text:span></text:p>
          </table:table-cell>
          <table:table-cell office:value-type="string">
            <text:p>Return Page: The requested securable could not be found!</text:p>
          </table:table-cell>
          <table:table-cell office:value-type="string">
            <text:p>Take user to the Securable Edit List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string">
            <text:p>Computer List</text:p>
          </table:table-cell>
          <table:table-cell office:value-type="string">
            <text:p>Add Computer</text:p>
          </table:table-cell>
          <table:table-cell office:value-type="string">
            <text:p>Add a new Computer to list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computers→ Click Add </text:span></text:p>
          </table:table-cell>
          <table:table-cell table:number-columns-repeated="2" office:value-type="string">
            <text:p>Take user to the computer edit pag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Computer List</text:p>
          </table:table-cell>
          <table:table-cell office:value-type="string">
            <text:p>Search Computers</text:p>
          </table:table-cell>
          <table:table-cell office:value-type="string">
            <text:p>Search for Computers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Computers→ Type in </text:span><text:span text:style-name="T1">Search Field → Click Search</text:span></text:p>
          </table:table-cell>
          <table:table-cell table:number-columns-repeated="2" office:value-type="string">
            <text:p>List is correctly Sorted based on query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2">
          <table:table-cell office:value-type="string">
            <text:p>Computer List</text:p>
          </table:table-cell>
          <table:table-cell office:value-type="string">
            <text:p>Delete Computer</text:p>
          </table:table-cell>
          <table:table-cell office:value-type="string">
            <text:p>Delete a selected computer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computers→ Click </text:span><text:span text:style-name="T1">delete</text:span></text:p>
          </table:table-cell>
          <table:table-cell table:number-columns-repeated="2" office:value-type="string">
            <text:p>Removes computer from list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5">
          <table:table-cell office:value-type="string">
            <text:p>Computer Edit</text:p>
          </table:table-cell>
          <table:table-cell office:value-type="string">
            <text:p>Save Computer</text:p>
          </table:table-cell>
          <table:table-cell office:value-type="string">
            <text:p>Save Computer with all fields filled in correctly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computers→ Click </text:span><text:span text:style-name="T1">Add→</text:span><text:span text:style-name="T1"> Fill in Description, Fill in </text:span><text:span text:style-name="T1">MAC Address, mark “Is </text:span><text:span text:style-name="T1">Allowed”→ Click Save</text:span></text:p>
          </table:table-cell>
          <table:table-cell table:number-columns-repeated="2" office:value-type="string">
            <text:p>New Computer is properly added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2">
          <table:table-cell office:value-type="string">
            <text:p>Computer Edit</text:p>
          </table:table-cell>
          <table:table-cell office:value-type="string">
            <text:p>On Load</text:p>
          </table:table-cell>
          <table:table-cell office:value-type="string">
            <text:p>Have “Is Allowed” marked by default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computers→ Click Add </text:span></text:p>
          </table:table-cell>
          <table:table-cell office:value-type="string">
            <text:p>“Is Allowed” is not marked by default</text:p>
          </table:table-cell>
          <table:table-cell office:value-type="string">
            <text:p><text:s/>“Is Allowed” marked by default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Computer Edit</text:p>
          </table:table-cell>
          <table:table-cell office:value-type="string">
            <text:p>Save Computer</text:p>
          </table:table-cell>
          <table:table-cell office:value-type="string">
            <text:p>Save Computer with all fields being left blank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computers→ Click </text:span><text:span text:style-name="T1">Add→</text:span><text:span text:style-name="T1"> do no fill in any fields→ </text:span><text:span text:style-name="T1">Click Save</text:span></text:p>
          </table:table-cell>
          <table:table-cell office:value-type="string">
            <text:p>New blank Computer is added</text:p>
          </table:table-cell>
          <table:table-cell office:value-type="string">
            <text:p>Message: Please fill in specified fields!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Computer Edit</text:p>
          </table:table-cell>
          <table:table-cell office:value-type="string">
            <text:p>Save Computer</text:p>
          </table:table-cell>
          <table:table-cell office:value-type="string">
            <text:p>Save Computer with duplicate Description/Mac Address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computers→ Click </text:span><text:span text:style-name="T1">Add→</text:span><text:span text:style-name="T1"> Create Duplicate entry→ </text:span><text:span text:style-name="T1">Click Save</text:span></text:p>
          </table:table-cell>
          <table:table-cell office:value-type="string">
            <text:p>Message: Duplicate entry” for key ' MAC Address/Description'</text:p>
          </table:table-cell>
          <table:table-cell office:value-type="string">
            <text:p>Message: Duplicate entry <text:s/>for key ' MAC Address/Description'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User Edit</text:p>
          </table:table-cell>
          <table:table-cell office:value-type="string">
            <text:p>Save User</text:p>
          </table:table-cell>
          <table:table-cell office:value-type="string">
            <text:p>Save User with duplicate Display Name</text:p>
          </table:table-cell>
          <table:table-cell office:value-type="string">
            <text:p>Enter correct credentials<text:span text:style-name="T1">→Click </text:span><text:span text:style-name="T1">Login→ Click Menu→Users→ </text:span><text:span text:style-name="T1">Click Add→</text:span><text:span text:style-name="T1"> Create Duplicate </text:span><text:span text:style-name="T1">entry→ Click Save</text:span></text:p>
          </table:table-cell>
          <table:table-cell office:value-type="string">
            <text:p>Message: Duplicate entry” for key 'Display Name'</text:p>
          </table:table-cell>
          <table:table-cell office:value-type="string">
            <text:p>Message: Duplicate entry <text:s/>for key ' Display Name'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Settings List</text:p>
          </table:table-cell>
          <table:table-cell office:value-type="string">
            <text:p>Search Settings</text:p>
          </table:table-cell>
          <table:table-cell office:value-type="string">
            <text:p>Search the Settings list</text:p>
          </table:table-cell>
          <table:table-cell office:value-type="string">
            <text:p>Enter correct credentials<text:span text:style-name="T1">→Click </text:span><text:span text:style-name="T1">Login→ Click Menu→Settings→ </text:span><text:span text:style-name="T1">Type in Search Field → Click </text:span><text:span text:style-name="T1">Search</text:span></text:p>
          </table:table-cell>
          <table:table-cell table:number-columns-repeated="2" office:value-type="string">
            <text:p>List is correctly Sorted based on query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2">
          <table:table-cell office:value-type="string">
            <text:p>Settings List</text:p>
          </table:table-cell>
          <table:table-cell office:value-type="string">
            <text:p>Add Settings</text:p>
          </table:table-cell>
          <table:table-cell office:value-type="string">
            <text:p>Add a new Setting to list</text:p>
          </table:table-cell>
          <table:table-cell office:value-type="string">
            <text:p>Enter correct credentials<text:span text:style-name="T1">→Click </text:span><text:span text:style-name="T1">Login→ Click Menu→Settings→ </text:span><text:span text:style-name="T1">Click Add </text:span></text:p>
          </table:table-cell>
          <table:table-cell table:number-columns-repeated="2" office:value-type="string">
            <text:p>Takes user to the Settings Edit page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2">
          <table:table-cell table:style-name="ce4" office:value-type="string">
            <text:p>Settings List</text:p>
          </table:table-cell>
          <table:table-cell office:value-type="string">
            <text:p>Delete Settings</text:p>
          </table:table-cell>
          <table:table-cell office:value-type="string">
            <text:p>Delete a selected Settings</text:p>
          </table:table-cell>
          <table:table-cell office:value-type="string">
            <text:p>Enter correct credentials<text:span text:style-name="T1">→Click </text:span><text:span text:style-name="T1">Login→ Click Menu→Settings→ </text:span><text:span text:style-name="T1">Click delete</text:span></text:p>
          </table:table-cell>
          <table:table-cell table:number-columns-repeated="2" office:value-type="string">
            <text:p>Deletes selected Setting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Setting Edit</text:p>
          </table:table-cell>
          <table:table-cell office:value-type="string">
            <text:p>Save Setting</text:p>
          </table:table-cell>
          <table:table-cell office:value-type="string">
            <text:p>Save New Setting with all field filled in correctly</text:p>
          </table:table-cell>
          <table:table-cell office:value-type="string">
            <text:p>Enter correct credentials<text:span text:style-name="T1">→Click </text:span><text:span text:style-name="T1">Login→ Click Menu→Settings→ </text:span><text:span text:style-name="T1">Click Add→ Fill in all </text:span><text:span text:style-name="T1">appropriate fields→ Click Save</text:span></text:p>
          </table:table-cell>
          <table:table-cell table:number-columns-repeated="2" office:value-type="string">
            <text:p>Setting Saves Correctly</text:p>
          </table:table-cell>
          <table:table-cell office:value-type="string">
            <text:p>DW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office:value-type="string">
            <text:p>Setting Edit</text:p>
          </table:table-cell>
          <table:table-cell office:value-type="string">
            <text:p>Save Setting</text:p>
          </table:table-cell>
          <table:table-cell office:value-type="string">
            <text:p>Save New Setting with all fields blank</text:p>
          </table:table-cell>
          <table:table-cell office:value-type="string">
            <text:p>Enter correct credentials<text:span text:style-name="T1">→Click </text:span><text:span text:style-name="T1">Login→ Click Menu→Settings→ </text:span><text:span text:style-name="T1">Click Add→ Leave fields blank→ </text:span><text:span text:style-name="T1">Click Save</text:span></text:p>
          </table:table-cell>
          <table:table-cell office:value-type="string">
            <text:p>Setting Saves </text:p>
          </table:table-cell>
          <table:table-cell office:value-type="string">
            <text:p>Message: Please fill in specified fields!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style-name="ce11"/>
          <table:table-cell table:number-columns-repeated="1015"/>
        </table:table-row>
        <table:table-row table:style-name="ro3">
          <table:table-cell office:value-type="string">
            <text:p>Setting Edit</text:p>
          </table:table-cell>
          <table:table-cell office:value-type="string">
            <text:p>Save Setting</text:p>
          </table:table-cell>
          <table:table-cell office:value-type="string">
            <text:p>Save Duplicate Setting </text:p>
          </table:table-cell>
          <table:table-cell office:value-type="string">
            <text:p>Enter correct credentials<text:span text:style-name="T1">→Click </text:span><text:span text:style-name="T1">Login→ Click Menu→Settings→ </text:span><text:span text:style-name="T1">Click Add→ Fill in all </text:span><text:span text:style-name="T1">appropriate fields→ Click Save</text:span></text:p>
          </table:table-cell>
          <table:table-cell office:value-type="string">
            <text:p>Setting Saves</text:p>
          </table:table-cell>
          <table:table-cell office:value-type="string">
            <text:p>Message: This Settings already exists!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number-columns-repeated="1016"/>
        </table:table-row>
        <table:table-row table:style-name="ro2">
          <table:table-cell office:value-type="string">
            <text:p>Log List</text:p>
          </table:table-cell>
          <table:table-cell office:value-type="string">
            <text:p>On Load</text:p>
          </table:table-cell>
          <table:table-cell office:value-type="string">
            <text:p>List is not showing the SQL User</text:p>
          </table:table-cell>
          <table:table-cell office:value-type="string">
            <text:p>Enter correct credentials<text:span text:style-name="T1">→Click </text:span><text:span text:style-name="T1">Login→ Click Menu→Logs</text:span></text:p>
          </table:table-cell>
          <table:table-cell office:value-type="string">
            <text:p>List is not showing the SQL User</text:p>
          </table:table-cell>
          <table:table-cell office:value-type="string">
            <text:p>The SQL User needs to be shown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number-columns-repeated="1016"/>
        </table:table-row>
        <table:table-row table:style-name="ro2">
          <table:table-cell office:value-type="string">
            <text:p>Log List</text:p>
          </table:table-cell>
          <table:table-cell office:value-type="string">
            <text:p>Add Log</text:p>
          </table:table-cell>
          <table:table-cell office:value-type="string">
            <text:p>Manually add a new log</text:p>
          </table:table-cell>
          <table:table-cell office:value-type="string">
            <text:p>Enter correct credentials<text:span text:style-name="T1">→Click </text:span><text:span text:style-name="T1">Login→ Click Menu→Logs→Add</text:span></text:p>
          </table:table-cell>
          <table:table-cell table:number-columns-repeated="2" office:value-type="string">
            <text:p>Return Page: The log entry requested could not be found!</text:p>
          </table:table-cell>
          <table:table-cell office:value-type="string">
            <text:p>DW</text:p>
          </table:table-cell>
          <table:table-cell table:number-columns-repeated="1017"/>
        </table:table-row>
        <table:table-row table:style-name="ro2">
          <table:table-cell office:value-type="string">
            <text:p>Log List</text:p>
          </table:table-cell>
          <table:table-cell office:value-type="string">
            <text:p>Delete Log</text:p>
          </table:table-cell>
          <table:table-cell office:value-type="string">
            <text:p>Delete a selected log</text:p>
          </table:table-cell>
          <table:table-cell office:value-type="string">
            <text:p>Enter correct credentials<text:span text:style-name="T1">→Click </text:span><text:span text:style-name="T1">Login→ Click </text:span><text:span text:style-name="T1">Menu→Logs→Delete</text:span></text:p>
          </table:table-cell>
          <table:table-cell table:number-columns-repeated="2" office:value-type="string">
            <text:p>Return Page: You may not delete log entries!</text:p>
          </table:table-cell>
          <table:table-cell office:value-type="string">
            <text:p>DW</text:p>
          </table:table-cell>
          <table:table-cell table:number-columns-repeated="1017"/>
        </table:table-row>
        <table:table-row table:style-name="ro3">
          <table:table-cell office:value-type="string">
            <text:p>Report List</text:p>
          </table:table-cell>
          <table:table-cell office:value-type="string">
            <text:p>Search Report</text:p>
          </table:table-cell>
          <table:table-cell office:value-type="string">
            <text:p>Search the Report list</text:p>
          </table:table-cell>
          <table:table-cell office:value-type="string">
            <text:p>Enter correct credentials<text:span text:style-name="T1">→Click </text:span><text:span text:style-name="T1">Login→ Click Menu→Report→ </text:span><text:span text:style-name="T1">Type in Search Field → Click </text:span><text:span text:style-name="T1">Search</text:span></text:p>
          </table:table-cell>
          <table:table-cell table:number-columns-repeated="2" office:value-type="string">
            <text:p>List is correctly Sorted based on query</text:p>
          </table:table-cell>
          <table:table-cell office:value-type="string">
            <text:p>DW</text:p>
          </table:table-cell>
          <table:table-cell table:number-columns-repeated="1017"/>
        </table:table-row>
        <table:table-row table:style-name="ro2">
          <table:table-cell office:value-type="string">
            <text:p>Report List</text:p>
          </table:table-cell>
          <table:table-cell office:value-type="string">
            <text:p>Add Report</text:p>
          </table:table-cell>
          <table:table-cell office:value-type="string">
            <text:p>Add a new Report to list</text:p>
          </table:table-cell>
          <table:table-cell office:value-type="string">
            <text:p>Enter correct credentials<text:span text:style-name="T1">→Click </text:span><text:span text:style-name="T1">Login→ Click Menu→Report→ </text:span><text:span text:style-name="T1">Click Add </text:span></text:p>
          </table:table-cell>
          <table:table-cell table:number-columns-repeated="2" office:value-type="string">
            <text:p>Takes user to the Report Edit page</text:p>
          </table:table-cell>
          <table:table-cell office:value-type="string">
            <text:p>DW</text:p>
          </table:table-cell>
          <table:table-cell table:number-columns-repeated="1017"/>
        </table:table-row>
        <table:table-row table:style-name="ro6">
          <table:table-cell office:value-type="string">
            <text:p>Report List</text:p>
          </table:table-cell>
          <table:table-cell office:value-type="string">
            <text:p>Delete Report</text:p>
          </table:table-cell>
          <table:table-cell office:value-type="string">
            <text:p>Delete a selected Report</text:p>
          </table:table-cell>
          <table:table-cell office:value-type="string">
            <text:p>Enter correct credentials<text:span text:style-name="T1">→Click </text:span><text:span text:style-name="T1">Login→ Click Menu→Report→ </text:span><text:span text:style-name="T1">Click delete</text:span></text:p>
          </table:table-cell>
          <table:table-cell office:value-type="string">
            <text:p>Return Page: Cannot delete or update a parent row: a foreign key constraint fails ("incbootstrap"."report blocks", CONSTRAINT "Blocks&gt;Report" FOREIGN KEY ("Reports GUID") REFERENCES "reports" ("GUID"))</text:p>
          </table:table-cell>
          <table:table-cell office:value-type="string">
            <text:p>Deletes selected Setting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number-columns-repeated="1016"/>
        </table:table-row>
        <table:table-row table:style-name="ro3">
          <table:table-cell office:value-type="string">
            <text:p>Report Edit</text:p>
          </table:table-cell>
          <table:table-cell office:value-type="string">
            <text:p>Save Report</text:p>
          </table:table-cell>
          <table:table-cell office:value-type="string">
            <text:p>Save New Report with all field filled in correctly</text:p>
          </table:table-cell>
          <table:table-cell office:value-type="string">
            <text:p>Enter correct credentials<text:span text:style-name="T1">→Click </text:span><text:span text:style-name="T1">Login→ Click Menu→Report→ </text:span><text:span text:style-name="T1">Click Add→ Fill in all </text:span><text:span text:style-name="T1">appropriate fields→ Click </text:span><text:span text:style-name="T1">Save→ Click Save</text:span></text:p>
          </table:table-cell>
          <table:table-cell office:value-type="string">
            <text:p><text:span text:style-name="T1">Report</text:span> Saves Correctly</text:p>
          </table:table-cell>
          <table:table-cell office:value-type="string">
            <text:p>Setting Saves Correctly</text:p>
          </table:table-cell>
          <table:table-cell office:value-type="string">
            <text:p>DW</text:p>
          </table:table-cell>
          <table:table-cell table:number-columns-repeated="1017"/>
        </table:table-row>
        <table:table-row table:style-name="ro3">
          <table:table-cell office:value-type="string">
            <text:p>Report Edit</text:p>
          </table:table-cell>
          <table:table-cell office:value-type="string">
            <text:p>Save Report</text:p>
          </table:table-cell>
          <table:table-cell office:value-type="string">
            <text:p>Save New Report with all fields blank</text:p>
          </table:table-cell>
          <table:table-cell office:value-type="string">
            <text:p>Enter correct credentials<text:span text:style-name="T1">→Click </text:span><text:span text:style-name="T1">Login→ Click Menu→Report→ </text:span><text:span text:style-name="T1">Click Add→ Leave fields blank→ </text:span><text:span text:style-name="T1">Click Save→ Click Save</text:span></text:p>
          </table:table-cell>
          <table:table-cell office:value-type="string">
            <text:p><text:span text:style-name="T1">Report</text:span> Saves </text:p>
          </table:table-cell>
          <table:table-cell office:value-type="string">
            <text:p>Message: Please fill in specified fields!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number-columns-repeated="1016"/>
        </table:table-row>
        <table:table-row table:style-name="ro3">
          <table:table-cell office:value-type="string">
            <text:p>Report Edit</text:p>
          </table:table-cell>
          <table:table-cell office:value-type="string">
            <text:p>Save Report</text:p>
          </table:table-cell>
          <table:table-cell office:value-type="string">
            <text:p>Save Duplicate Report </text:p>
          </table:table-cell>
          <table:table-cell office:value-type="string">
            <text:p>Enter correct credentials<text:span text:style-name="T1">→Click </text:span><text:span text:style-name="T1">Login→ Click Menu→Report→ </text:span><text:span text:style-name="T1">Click Add→ Duplicate all </text:span><text:span text:style-name="T1">appropriate fields→ Click Save</text:span></text:p>
          </table:table-cell>
          <table:table-cell office:value-type="string">
            <text:p>Message: Duplicate entry 'Report - null' for key 'Display Name' and the program breaks </text:p>
          </table:table-cell>
          <table:table-cell office:value-type="string">
            <text:p>Message: Duplicate entry 'Report - null' for key 'Display Name' 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number-columns-repeated="1016"/>
        </table:table-row>
        <table:table-row table:style-name="ro2">
          <table:table-cell office:value-type="string">
            <text:p>All Lists</text:p>
          </table:table-cell>
          <table:table-cell office:value-type="string">
            <text:p>Is Allowed</text:p>
          </table:table-cell>
          <table:table-cell office:value-type="string">
            <text:p>“Is Allowed” needs to be added to all foreign key lists</text:p>
          </table:table-cell>
          <table:table-cell office:value-type="string">
            <text:p>Enter correct credentials<text:span text:style-name="T1">→Click </text:span><text:span text:style-name="T1">Login→ Click Menu→Desired </text:span><text:span text:style-name="T1">Category</text:span></text:p>
          </table:table-cell>
          <table:table-cell office:value-type="string">
            <text:p>“Is allowed” is missing from securables</text:p>
          </table:table-cell>
          <table:table-cell office:value-type="string">
            <text:p>“Is Allowed” needs to be added to all foreign key lists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number-columns-repeated="1016"/>
        </table:table-row>
        <table:table-row table:style-name="ro3">
          <table:table-cell office:value-type="string">
            <text:p>All Edit pages</text:p>
          </table:table-cell>
          <table:table-cell office:value-type="string">
            <text:p>Edit Save</text:p>
          </table:table-cell>
          <table:table-cell office:value-type="string">
            <text:p>On Save, bring user to record just saved, or return to list</text:p>
          </table:table-cell>
          <table:table-cell office:value-type="string">
            <text:p>Enter correct credentials<text:span text:style-name="T1">→Click </text:span><text:span text:style-name="T1">Login→ Click Menu→Click </text:span><text:span text:style-name="T1">Desired Item→ Click Add→ Fill </text:span><text:span text:style-name="T1">in all appropriate fields→ Click </text:span><text:span text:style-name="T1">Save→</text:span></text:p>
          </table:table-cell>
          <table:table-cell office:value-type="string">
            <text:p>Remains on Edit Screen</text:p>
          </table:table-cell>
          <table:table-cell office:value-type="string">
            <text:p>On Save, bring user to record just saved, or return to list</text:p>
          </table:table-cell>
          <table:table-cell office:value-type="string">
            <text:p>DW</text:p>
          </table:table-cell>
          <table:table-cell office:value-type="string">
            <text:p>Deficient </text:p>
          </table:table-cell>
          <table:table-cell table:number-columns-repeated="1016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adornments="Regular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12/29/2015</text:date>, <text:time>14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orwood</meta:initial-creator>
    <meta:creation-date>2015-12-23T09:32:36.01</meta:creation-date>
    <dc:date>2015-12-29T14:13:36.31</dc:date>
    <dc:creator>Daniel Worwood</dc:creator>
    <meta:editing-duration>P1DT4H59M3S</meta:editing-duration>
    <meta:editing-cycles>5</meta:editing-cycles>
    <meta:generator>OpenOffice/4.1.2$Win32 OpenOffice.org_project/412m3$Build-9782</meta:generator>
    <meta:document-statistic meta:table-count="1" meta:cell-count="442" meta:object-count="0"/>
  </office:meta>
</office:document-meta>
</file>